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3.29pt"/>
    </style:style>
    <style:style style:name="co2" style:family="table-column">
      <style:table-column-properties fo:break-before="auto" style:column-width="10.0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20.1pt"/>
    </style:style>
    <style:style style:name="co7" style:family="table-column">
      <style:table-column-properties fo:break-before="auto" style:column-width="22.56pt"/>
    </style:style>
    <style:style style:name="co8" style:family="table-column">
      <style:table-column-properties fo:break-before="auto" style:column-width="23.44pt"/>
    </style:style>
    <style:style style:name="co9" style:family="table-column">
      <style:table-column-properties fo:break-before="auto" style:column-width="25.91pt"/>
    </style:style>
    <style:style style:name="co10" style:family="table-column">
      <style:table-column-properties fo:break-before="auto" style:column-width="29.85pt"/>
    </style:style>
    <style:style style:name="co11" style:family="table-column">
      <style:table-column-properties fo:break-before="auto" style:column-width="27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26.79pt"/>
    </style:style>
    <style:style style:name="co14" style:family="table-column">
      <style:table-column-properties fo:break-before="auto" style:column-width="24.66pt"/>
    </style:style>
    <style:style style:name="co15" style:family="table-column">
      <style:table-column-properties fo:break-before="auto" style:column-width="29.54pt"/>
    </style:style>
    <style:style style:name="co16" style:family="table-column">
      <style:table-column-properties fo:break-before="auto" style:column-width="27.69pt"/>
    </style:style>
    <style:style style:name="co17" style:family="table-column">
      <style:table-column-properties fo:break-before="auto" style:column-width="31.35pt"/>
    </style:style>
    <style:style style:name="co18" style:family="table-column">
      <style:table-column-properties fo:break-before="auto" style:column-width="25.6pt"/>
    </style:style>
    <style:style style:name="co19" style:family="table-column">
      <style:table-column-properties fo:break-before="auto" style:column-width="25.2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be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4" table:default-cell-style-name="Default"/>
        <table:table-column table:style-name="co19" table:default-cell-style-name="ce1"/>
        <table:table-column table:style-name="co20" table:number-columns-repeated="99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reads count</text:p>
          </table:table-cell>
          <table:table-cell office:value-type="string" calcext:value-type="string">
            <text:p>time in seco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ining sum</text:p>
          </table:table-cell>
          <table:table-cell office:value-type="string" calcext:value-type="string">
            <text:p>oracle sum</text:p>
          </table:table-cell>
          <table:table-cell office:value-type="string" calcext:value-type="string">
            <text:p>training avg</text:p>
          </table:table-cell>
          <table:table-cell office:value-type="string" calcext:value-type="string">
            <text:p>oracle avg</text:p>
          </table:table-cell>
          <table:table-cell office:value-type="string" calcext:value-type="string">
            <text:p>training per second</text:p>
          </table:table-cell>
          <table:table-cell office:value-type="string" calcext:value-type="string">
            <text:p>oracle per sec</text:p>
          </table:table-cell>
          <table:table-cell office:value-type="string" calcext:value-type="string">
            <text:p>training iterations per sec per ga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1_5_6_10_5_10_5_use_initial_state_cpu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576" calcext:value-type="float">
            <text:p>4576</text:p>
          </table:table-cell>
          <table:table-cell table:number-columns-repeated="7"/>
          <table:table-cell office:value-type="float" office:value="9710" calcext:value-type="float">
            <text:p>9710</text:p>
          </table:table-cell>
          <table:table-cell table:number-columns-repeated="7"/>
          <table:table-cell table:formula="of:=SUM([.D2:.K2])" office:value-type="float" office:value="4576" calcext:value-type="float">
            <text:p>4576</text:p>
          </table:table-cell>
          <table:table-cell table:formula="of:=SUM([.L2:.S2])" office:value-type="float" office:value="9710" calcext:value-type="float">
            <text:p>9710</text:p>
          </table:table-cell>
          <table:table-cell table:formula="of:=[.T2]/[.B2]" office:value-type="float" office:value="4576" calcext:value-type="float">
            <text:p>4576</text:p>
          </table:table-cell>
          <table:table-cell table:formula="of:=[.U2]/[.B2]" office:value-type="float" office:value="9710" calcext:value-type="float">
            <text:p>9710</text:p>
          </table:table-cell>
          <table:table-cell table:formula="of:=[.T2]/[.C2]" office:value-type="float" office:value="61.8378378378378" calcext:value-type="float">
            <text:p>61.8378378378378</text:p>
          </table:table-cell>
          <table:table-cell table:formula="of:=[.U2]/[.C2]" office:value-type="float" office:value="131.216216216216" calcext:value-type="float">
            <text:p>131.216216216216</text:p>
          </table:table-cell>
          <table:table-cell table:formula="of:=[.V2]/[.C2]" office:value-type="float" office:value="61.8378378378378" calcext:value-type="float">
            <text:p>61.837837837837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2_5_6_10_5_10_5_use_initial_state_cpu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089" calcext:value-type="float">
            <text:p>2089</text:p>
          </table:table-cell>
          <table:table-cell office:value-type="float" office:value="2077" calcext:value-type="float">
            <text:p>2077</text:p>
          </table:table-cell>
          <table:table-cell table:number-columns-repeated="6"/>
          <table:table-cell office:value-type="float" office:value="3932" calcext:value-type="float">
            <text:p>3932</text:p>
          </table:table-cell>
          <table:table-cell office:value-type="float" office:value="3931" calcext:value-type="float">
            <text:p>3931</text:p>
          </table:table-cell>
          <table:table-cell table:number-columns-repeated="6"/>
          <table:table-cell table:formula="of:=SUM([.D3:.K3])" office:value-type="float" office:value="4166" calcext:value-type="float">
            <text:p>4166</text:p>
          </table:table-cell>
          <table:table-cell table:formula="of:=SUM([.L3:.S3])" office:value-type="float" office:value="7863" calcext:value-type="float">
            <text:p>7863</text:p>
          </table:table-cell>
          <table:table-cell table:formula="of:=[.T3]/[.B3]" office:value-type="float" office:value="2083" calcext:value-type="float">
            <text:p>2083</text:p>
          </table:table-cell>
          <table:table-cell table:formula="of:=[.U3]/[.B3]" office:value-type="float" office:value="3931.5" calcext:value-type="float">
            <text:p>3931.5</text:p>
          </table:table-cell>
          <table:table-cell table:formula="of:=[.T3]/[.C3]" office:value-type="float" office:value="66.1269841269841" calcext:value-type="float">
            <text:p>66.1269841269841</text:p>
          </table:table-cell>
          <table:table-cell table:formula="of:=[.U3]/[.C3]" office:value-type="float" office:value="124.809523809524" calcext:value-type="float">
            <text:p>124.809523809524</text:p>
          </table:table-cell>
          <table:table-cell table:formula="of:=[.V3]/[.C3]" office:value-type="float" office:value="33.0634920634921" calcext:value-type="float">
            <text:p>33.0634920634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3_5_6_10_5_10_5_use_initial_state_cpu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49" calcext:value-type="float">
            <text:p>1349</text:p>
          </table:table-cell>
          <table:table-cell office:value-type="float" office:value="1364" calcext:value-type="float">
            <text:p>1364</text:p>
          </table:table-cell>
          <table:table-cell office:value-type="float" office:value="1355" calcext:value-type="float">
            <text:p>1355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2641" calcext:value-type="float">
            <text:p>2641</text:p>
          </table:table-cell>
          <table:table-cell office:value-type="float" office:value="2721" calcext:value-type="float">
            <text:p>2721</text:p>
          </table:table-cell>
          <table:table-cell table:number-columns-repeated="5"/>
          <table:table-cell table:formula="of:=SUM([.D4:.K4])" office:value-type="float" office:value="4068" calcext:value-type="float">
            <text:p>4068</text:p>
          </table:table-cell>
          <table:table-cell table:formula="of:=SUM([.L4:.S4])" office:value-type="float" office:value="7862" calcext:value-type="float">
            <text:p>7862</text:p>
          </table:table-cell>
          <table:table-cell table:formula="of:=[.T4]/[.B4]" office:value-type="float" office:value="1356" calcext:value-type="float">
            <text:p>1356</text:p>
          </table:table-cell>
          <table:table-cell table:formula="of:=[.U4]/[.B4]" office:value-type="float" office:value="2620.66666666667" calcext:value-type="float">
            <text:p>2620.66666666667</text:p>
          </table:table-cell>
          <table:table-cell table:formula="of:=[.T4]/[.C4]" office:value-type="float" office:value="60.7164179104478" calcext:value-type="float">
            <text:p>60.7164179104478</text:p>
          </table:table-cell>
          <table:table-cell table:formula="of:=[.U4]/[.C4]" office:value-type="float" office:value="117.34328358209" calcext:value-type="float">
            <text:p>117.34328358209</text:p>
          </table:table-cell>
          <table:table-cell table:formula="of:=[.V4]/[.C4]" office:value-type="float" office:value="20.2388059701493" calcext:value-type="float">
            <text:p>20.23880597014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4_5_6_10_5_10_5_use_initial_state_cpu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35" calcext:value-type="float">
            <text:p>1135</text:p>
          </table:table-cell>
          <table:table-cell office:value-type="float" office:value="1104" calcext:value-type="float">
            <text:p>1104</text:p>
          </table:table-cell>
          <table:table-cell office:value-type="float" office:value="1110" calcext:value-type="float">
            <text:p>1110</text:p>
          </table:table-cell>
          <table:table-cell office:value-type="float" office:value="1118" calcext:value-type="float">
            <text:p>1118</text:p>
          </table:table-cell>
          <table:table-cell table:number-columns-repeated="4"/>
          <table:table-cell office:value-type="float" office:value="1695" calcext:value-type="float">
            <text:p>1695</text:p>
          </table:table-cell>
          <table:table-cell office:value-type="float" office:value="1739" calcext:value-type="float">
            <text:p>1739</text:p>
          </table:table-cell>
          <table:table-cell office:value-type="float" office:value="1980" calcext:value-type="float">
            <text:p>1980</text:p>
          </table:table-cell>
          <table:table-cell office:value-type="float" office:value="2062" calcext:value-type="float">
            <text:p>2062</text:p>
          </table:table-cell>
          <table:table-cell table:number-columns-repeated="4"/>
          <table:table-cell table:formula="of:=SUM([.D5:.K5])" office:value-type="float" office:value="4467" calcext:value-type="float">
            <text:p>4467</text:p>
          </table:table-cell>
          <table:table-cell table:formula="of:=SUM([.L5:.S5])" office:value-type="float" office:value="7476" calcext:value-type="float">
            <text:p>7476</text:p>
          </table:table-cell>
          <table:table-cell table:formula="of:=[.T5]/[.B5]" office:value-type="float" office:value="1116.75" calcext:value-type="float">
            <text:p>1116.75</text:p>
          </table:table-cell>
          <table:table-cell table:formula="of:=[.U5]/[.B5]" office:value-type="float" office:value="1869" calcext:value-type="float">
            <text:p>1869</text:p>
          </table:table-cell>
          <table:table-cell table:formula="of:=[.T5]/[.C5]" office:value-type="float" office:value="68.7230769230769" calcext:value-type="float">
            <text:p>68.7230769230769</text:p>
          </table:table-cell>
          <table:table-cell table:formula="of:=[.U5]/[.C5]" office:value-type="float" office:value="115.015384615385" calcext:value-type="float">
            <text:p>115.015384615385</text:p>
          </table:table-cell>
          <table:table-cell table:formula="of:=[.V5]/[.C5]" office:value-type="float" office:value="17.1807692307692" calcext:value-type="float">
            <text:p>17.18076923076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5_5_6_10_5_10_5_use_initial_state_cpu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office:value-type="float" office:value="882" calcext:value-type="float">
            <text:p>882</text:p>
          </table:table-cell>
          <table:table-cell office:value-type="float" office:value="893" calcext:value-type="float">
            <text:p>893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office:value-type="float" office:value="1189" calcext:value-type="float">
            <text:p>1189</text:p>
          </table:table-cell>
          <table:table-cell office:value-type="float" office:value="1306" calcext:value-type="float">
            <text:p>1306</text:p>
          </table:table-cell>
          <table:table-cell office:value-type="float" office:value="1965" calcext:value-type="float">
            <text:p>1965</text:p>
          </table:table-cell>
          <table:table-cell office:value-type="float" office:value="2835" calcext:value-type="float">
            <text:p>2835</text:p>
          </table:table-cell>
          <table:table-cell table:number-columns-repeated="3"/>
          <table:table-cell table:formula="of:=SUM([.D6:.K6])" office:value-type="float" office:value="4406" calcext:value-type="float">
            <text:p>4406</text:p>
          </table:table-cell>
          <table:table-cell table:formula="of:=SUM([.L6:.S6])" office:value-type="float" office:value="8482" calcext:value-type="float">
            <text:p>8482</text:p>
          </table:table-cell>
          <table:table-cell table:formula="of:=[.T6]/[.B6]" office:value-type="float" office:value="881.2" calcext:value-type="float">
            <text:p>881.2</text:p>
          </table:table-cell>
          <table:table-cell table:formula="of:=[.U6]/[.B6]" office:value-type="float" office:value="1696.4" calcext:value-type="float">
            <text:p>1696.4</text:p>
          </table:table-cell>
          <table:table-cell table:formula="of:=[.T6]/[.C6]" office:value-type="float" office:value="62.056338028169" calcext:value-type="float">
            <text:p>62.056338028169</text:p>
          </table:table-cell>
          <table:table-cell table:formula="of:=[.U6]/[.C6]" office:value-type="float" office:value="119.464788732394" calcext:value-type="float">
            <text:p>119.464788732394</text:p>
          </table:table-cell>
          <table:table-cell table:formula="of:=[.V6]/[.C6]" office:value-type="float" office:value="12.4112676056338" calcext:value-type="float">
            <text:p>12.41126760563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6_5_6_10_5_10_5_use_initial_state_cpu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  <table:table-cell office:value-type="float" office:value="773" calcext:value-type="float">
            <text:p>773</text:p>
          </table:table-cell>
          <table:table-cell office:value-type="float" office:value="761" calcext:value-type="float">
            <text:p>761</text:p>
          </table:table-cell>
          <table:table-cell office:value-type="float" office:value="757" calcext:value-type="float">
            <text:p>757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873" calcext:value-type="float">
            <text:p>873</text:p>
          </table:table-cell>
          <table:table-cell office:value-type="float" office:value="889" calcext:value-type="float">
            <text:p>889</text:p>
          </table:table-cell>
          <table:table-cell office:value-type="float" office:value="907" calcext:value-type="float">
            <text:p>907</text:p>
          </table:table-cell>
          <table:table-cell office:value-type="float" office:value="924" calcext:value-type="float">
            <text:p>924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SUM([.D7:.K7])" office:value-type="float" office:value="4583" calcext:value-type="float">
            <text:p>4583</text:p>
          </table:table-cell>
          <table:table-cell table:formula="of:=SUM([.L7:.S7])" office:value-type="float" office:value="5387" calcext:value-type="float">
            <text:p>5387</text:p>
          </table:table-cell>
          <table:table-cell table:formula="of:=[.T7]/[.B7]" office:value-type="float" office:value="763.833333333333" calcext:value-type="float">
            <text:p>763.833333333333</text:p>
          </table:table-cell>
          <table:table-cell table:formula="of:=[.U7]/[.B7]" office:value-type="float" office:value="897.833333333333" calcext:value-type="float">
            <text:p>897.833333333333</text:p>
          </table:table-cell>
          <table:table-cell table:formula="of:=[.T7]/[.C7]" office:value-type="float" office:value="80.4035087719298" calcext:value-type="float">
            <text:p>80.4035087719298</text:p>
          </table:table-cell>
          <table:table-cell table:formula="of:=[.U7]/[.C7]" office:value-type="float" office:value="94.5087719298246" calcext:value-type="float">
            <text:p>94.5087719298246</text:p>
          </table:table-cell>
          <table:table-cell table:formula="of:=[.V7]/[.C7]" office:value-type="float" office:value="13.4005847953216" calcext:value-type="float">
            <text:p>13.40058479532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7_5_6_10_5_10_5_use_initial_state_cpu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646" calcext:value-type="float">
            <text:p>646</text:p>
          </table:table-cell>
          <table:table-cell office:value-type="float" office:value="638" calcext:value-type="float">
            <text:p>638</text:p>
          </table:table-cell>
          <table:table-cell office:value-type="float" office:value="655" calcext:value-type="float">
            <text:p>655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728" calcext:value-type="float">
            <text:p>728</text:p>
          </table:table-cell>
          <table:table-cell office:value-type="float" office:value="733" calcext:value-type="float">
            <text:p>733</text:p>
          </table:table-cell>
          <table:table-cell office:value-type="float" office:value="751" calcext:value-type="float">
            <text:p>751</text:p>
          </table:table-cell>
          <table:table-cell office:value-type="float" office:value="773" calcext:value-type="float">
            <text:p>773</text:p>
          </table:table-cell>
          <table:table-cell office:value-type="float" office:value="908" calcext:value-type="float">
            <text:p>908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SUM([.D8:.K8])" office:value-type="float" office:value="4502" calcext:value-type="float">
            <text:p>4502</text:p>
          </table:table-cell>
          <table:table-cell table:formula="of:=SUM([.L8:.S8])" office:value-type="float" office:value="6112" calcext:value-type="float">
            <text:p>6112</text:p>
          </table:table-cell>
          <table:table-cell table:formula="of:=[.T8]/[.B8]" office:value-type="float" office:value="643.142857142857" calcext:value-type="float">
            <text:p>643.142857142857</text:p>
          </table:table-cell>
          <table:table-cell table:formula="of:=[.U8]/[.B8]" office:value-type="float" office:value="873.142857142857" calcext:value-type="float">
            <text:p>873.142857142857</text:p>
          </table:table-cell>
          <table:table-cell table:formula="of:=[.T8]/[.C8]" office:value-type="float" office:value="75.0333333333333" calcext:value-type="float">
            <text:p>75.0333333333333</text:p>
          </table:table-cell>
          <table:table-cell table:formula="of:=[.U8]/[.C8]" office:value-type="float" office:value="101.866666666667" calcext:value-type="float">
            <text:p>101.866666666667</text:p>
          </table:table-cell>
          <table:table-cell table:formula="of:=[.V8]/[.C8]" office:value-type="float" office:value="10.7190476190476" calcext:value-type="float">
            <text:p>10.71904761904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8_5_6_10_5_10_5_use_initial_state_cpu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57" calcext:value-type="float">
            <text:p>557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651" calcext:value-type="float">
            <text:p>651</text:p>
          </table:table-cell>
          <table:table-cell office:value-type="float" office:value="648" calcext:value-type="float">
            <text:p>648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1102" calcext:value-type="float">
            <text:p>1102</text:p>
          </table:table-cell>
          <table:table-cell office:value-type="float" office:value="1453" calcext:value-type="float">
            <text:p>1453</text:p>
          </table:table-cell>
          <table:table-cell table:formula="of:=SUM([.D9:.K9])" office:value-type="float" office:value="4492" calcext:value-type="float">
            <text:p>4492</text:p>
          </table:table-cell>
          <table:table-cell table:formula="of:=SUM([.L9:.S9])" office:value-type="float" office:value="6525" calcext:value-type="float">
            <text:p>6525</text:p>
          </table:table-cell>
          <table:table-cell table:formula="of:=[.T9]/[.B9]" office:value-type="float" office:value="561.5" calcext:value-type="float">
            <text:p>561.5</text:p>
          </table:table-cell>
          <table:table-cell table:formula="of:=[.U9]/[.B9]" office:value-type="float" office:value="815.625" calcext:value-type="float">
            <text:p>815.625</text:p>
          </table:table-cell>
          <table:table-cell table:formula="of:=[.T9]/[.C9]" office:value-type="float" office:value="72.4516129032258" calcext:value-type="float">
            <text:p>72.4516129032258</text:p>
          </table:table-cell>
          <table:table-cell table:formula="of:=[.U9]/[.C9]" office:value-type="float" office:value="105.241935483871" calcext:value-type="float">
            <text:p>105.241935483871</text:p>
          </table:table-cell>
          <table:table-cell table:formula="of:=[.V9]/[.C9]" office:value-type="float" office:value="9.05645161290323" calcext:value-type="float">
            <text:p>9.0564516129032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1_5_6_10_5_10_5_use_initial_state_gpu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196" calcext:value-type="float">
            <text:p>2196</text:p>
          </table:table-cell>
          <table:table-cell table:number-columns-repeated="7"/>
          <table:table-cell office:value-type="float" office:value="9361" calcext:value-type="float">
            <text:p>9361</text:p>
          </table:table-cell>
          <table:table-cell table:number-columns-repeated="7"/>
          <table:table-cell table:formula="of:=SUM([.D10:.K10])" office:value-type="float" office:value="2196" calcext:value-type="float">
            <text:p>2196</text:p>
          </table:table-cell>
          <table:table-cell table:formula="of:=SUM([.L10:.S10])" office:value-type="float" office:value="9361" calcext:value-type="float">
            <text:p>9361</text:p>
          </table:table-cell>
          <table:table-cell table:formula="of:=[.T10]/[.B10]" office:value-type="float" office:value="2196" calcext:value-type="float">
            <text:p>2196</text:p>
          </table:table-cell>
          <table:table-cell table:formula="of:=[.U10]/[.B10]" office:value-type="float" office:value="9361" calcext:value-type="float">
            <text:p>9361</text:p>
          </table:table-cell>
          <table:table-cell table:formula="of:=[.T10]/[.C10]" office:value-type="float" office:value="19.6071428571429" calcext:value-type="float">
            <text:p>19.6071428571429</text:p>
          </table:table-cell>
          <table:table-cell table:formula="of:=[.U10]/[.C10]" office:value-type="float" office:value="83.5803571428571" calcext:value-type="float">
            <text:p>83.5803571428571</text:p>
          </table:table-cell>
          <table:table-cell table:formula="of:=[.V10]/[.C10]" office:value-type="float" office:value="19.6071428571429" calcext:value-type="float">
            <text:p>19.60714285714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2_5_6_10_5_10_5_use_initial_state_gpu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38" calcext:value-type="float">
            <text:p>1138</text:p>
          </table:table-cell>
          <table:table-cell office:value-type="float" office:value="1154" calcext:value-type="float">
            <text:p>1154</text:p>
          </table:table-cell>
          <table:table-cell table:number-columns-repeated="6"/>
          <table:table-cell office:value-type="float" office:value="4043" calcext:value-type="float">
            <text:p>4043</text:p>
          </table:table-cell>
          <table:table-cell office:value-type="float" office:value="4616" calcext:value-type="float">
            <text:p>4616</text:p>
          </table:table-cell>
          <table:table-cell table:number-columns-repeated="6"/>
          <table:table-cell table:formula="of:=SUM([.D11:.K11])" office:value-type="float" office:value="2292" calcext:value-type="float">
            <text:p>2292</text:p>
          </table:table-cell>
          <table:table-cell table:formula="of:=SUM([.L11:.S11])" office:value-type="float" office:value="8659" calcext:value-type="float">
            <text:p>8659</text:p>
          </table:table-cell>
          <table:table-cell table:formula="of:=[.T11]/[.B11]" office:value-type="float" office:value="1146" calcext:value-type="float">
            <text:p>1146</text:p>
          </table:table-cell>
          <table:table-cell table:formula="of:=[.U11]/[.B11]" office:value-type="float" office:value="4329.5" calcext:value-type="float">
            <text:p>4329.5</text:p>
          </table:table-cell>
          <table:table-cell table:formula="of:=[.T11]/[.C11]" office:value-type="float" office:value="22.0384615384615" calcext:value-type="float">
            <text:p>22.0384615384615</text:p>
          </table:table-cell>
          <table:table-cell table:formula="of:=[.U11]/[.C11]" office:value-type="float" office:value="83.2596153846154" calcext:value-type="float">
            <text:p>83.2596153846154</text:p>
          </table:table-cell>
          <table:table-cell table:formula="of:=[.V11]/[.C11]" office:value-type="float" office:value="11.0192307692308" calcext:value-type="float">
            <text:p>11.019230769230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3_5_6_10_5_10_5_use_initial_state_gpu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38" calcext:value-type="float">
            <text:p>838</text:p>
          </table:table-cell>
          <table:table-cell office:value-type="float" office:value="854" calcext:value-type="float">
            <text:p>854</text:p>
          </table:table-cell>
          <table:table-cell office:value-type="float" office:value="824" calcext:value-type="float">
            <text:p>824</text:p>
          </table:table-cell>
          <table:table-cell table:number-columns-repeated="5"/>
          <table:table-cell office:value-type="float" office:value="2823" calcext:value-type="float">
            <text:p>2823</text:p>
          </table:table-cell>
          <table:table-cell office:value-type="float" office:value="2816" calcext:value-type="float">
            <text:p>2816</text:p>
          </table:table-cell>
          <table:table-cell office:value-type="float" office:value="3033" calcext:value-type="float">
            <text:p>3033</text:p>
          </table:table-cell>
          <table:table-cell table:number-columns-repeated="5"/>
          <table:table-cell table:formula="of:=SUM([.D12:.K12])" office:value-type="float" office:value="2516" calcext:value-type="float">
            <text:p>2516</text:p>
          </table:table-cell>
          <table:table-cell table:formula="of:=SUM([.L12:.S12])" office:value-type="float" office:value="8672" calcext:value-type="float">
            <text:p>8672</text:p>
          </table:table-cell>
          <table:table-cell table:formula="of:=[.T12]/[.B12]" office:value-type="float" office:value="838.666666666667" calcext:value-type="float">
            <text:p>838.666666666667</text:p>
          </table:table-cell>
          <table:table-cell table:formula="of:=[.U12]/[.B12]" office:value-type="float" office:value="2890.66666666667" calcext:value-type="float">
            <text:p>2890.66666666667</text:p>
          </table:table-cell>
          <table:table-cell table:formula="of:=[.T12]/[.C12]" office:value-type="float" office:value="24.1923076923077" calcext:value-type="float">
            <text:p>24.1923076923077</text:p>
          </table:table-cell>
          <table:table-cell table:formula="of:=[.U12]/[.C12]" office:value-type="float" office:value="83.3846153846154" calcext:value-type="float">
            <text:p>83.3846153846154</text:p>
          </table:table-cell>
          <table:table-cell table:formula="of:=[.V12]/[.C12]" office:value-type="float" office:value="8.06410256410256" calcext:value-type="float">
            <text:p>8.0641025641025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4_5_6_10_5_10_5_use_initial_state_gpu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681" calcext:value-type="float">
            <text:p>681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2283" calcext:value-type="float">
            <text:p>2283</text:p>
          </table:table-cell>
          <table:table-cell office:value-type="float" office:value="2311" calcext:value-type="float">
            <text:p>2311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table:formula="of:=SUM([.D13:.K13])" office:value-type="float" office:value="2669" calcext:value-type="float">
            <text:p>2669</text:p>
          </table:table-cell>
          <table:table-cell table:formula="of:=SUM([.L13:.S13])" office:value-type="float" office:value="9206" calcext:value-type="float">
            <text:p>9206</text:p>
          </table:table-cell>
          <table:table-cell table:formula="of:=[.T13]/[.B13]" office:value-type="float" office:value="667.25" calcext:value-type="float">
            <text:p>667.25</text:p>
          </table:table-cell>
          <table:table-cell table:formula="of:=[.U13]/[.B13]" office:value-type="float" office:value="2301.5" calcext:value-type="float">
            <text:p>2301.5</text:p>
          </table:table-cell>
          <table:table-cell table:formula="of:=[.T13]/[.C13]" office:value-type="float" office:value="24.9439252336449" calcext:value-type="float">
            <text:p>24.9439252336449</text:p>
          </table:table-cell>
          <table:table-cell table:formula="of:=[.U13]/[.C13]" office:value-type="float" office:value="86.0373831775701" calcext:value-type="float">
            <text:p>86.0373831775701</text:p>
          </table:table-cell>
          <table:table-cell table:formula="of:=[.V13]/[.C13]" office:value-type="float" office:value="6.23598130841121" calcext:value-type="float">
            <text:p>6.235981308411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5_5_6_10_5_10_5_use_initial_state_gpu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1869" calcext:value-type="float">
            <text:p>1869</text:p>
          </table:table-cell>
          <table:table-cell office:value-type="float" office:value="1866" calcext:value-type="float">
            <text:p>1866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SUM([.D14:.K14])" office:value-type="float" office:value="2815" calcext:value-type="float">
            <text:p>2815</text:p>
          </table:table-cell>
          <table:table-cell table:formula="of:=SUM([.L14:.S14])" office:value-type="float" office:value="9640" calcext:value-type="float">
            <text:p>9640</text:p>
          </table:table-cell>
          <table:table-cell table:formula="of:=[.T14]/[.B14]" office:value-type="float" office:value="563" calcext:value-type="float">
            <text:p>563</text:p>
          </table:table-cell>
          <table:table-cell table:formula="of:=[.U14]/[.B14]" office:value-type="float" office:value="1928" calcext:value-type="float">
            <text:p>1928</text:p>
          </table:table-cell>
          <table:table-cell table:formula="of:=[.T14]/[.C14]" office:value-type="float" office:value="25.5909090909091" calcext:value-type="float">
            <text:p>25.5909090909091</text:p>
          </table:table-cell>
          <table:table-cell table:formula="of:=[.U14]/[.C14]" office:value-type="float" office:value="87.6363636363636" calcext:value-type="float">
            <text:p>87.6363636363636</text:p>
          </table:table-cell>
          <table:table-cell table:formula="of:=[.V14]/[.C14]" office:value-type="float" office:value="5.11818181818182" calcext:value-type="float">
            <text:p>5.118181818181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3_6_5_6_10_5_10_5_use_initial_state_gpu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501" calcext:value-type="float">
            <text:p>501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2"/>
          <table:table-cell office:value-type="float" office:value="1524" calcext:value-type="float">
            <text:p>1524</text:p>
          </table:table-cell>
          <table:table-cell office:value-type="float" office:value="1512" calcext:value-type="float">
            <text:p>1512</text:p>
          </table:table-cell>
          <table:table-cell office:value-type="float" office:value="1564" calcext:value-type="float">
            <text:p>1564</text:p>
          </table:table-cell>
          <table:table-cell office:value-type="float" office:value="1535" calcext:value-type="float">
            <text:p>1535</text:p>
          </table:table-cell>
          <table:table-cell office:value-type="float" office:value="1661" calcext:value-type="float">
            <text:p>1661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table:formula="of:=SUM([.D15:.K15])" office:value-type="float" office:value="3032" calcext:value-type="float">
            <text:p>3032</text:p>
          </table:table-cell>
          <table:table-cell table:formula="of:=SUM([.L15:.S15])" office:value-type="float" office:value="9650" calcext:value-type="float">
            <text:p>9650</text:p>
          </table:table-cell>
          <table:table-cell table:formula="of:=[.T15]/[.B15]" office:value-type="float" office:value="505.333333333333" calcext:value-type="float">
            <text:p>505.333333333333</text:p>
          </table:table-cell>
          <table:table-cell table:formula="of:=[.U15]/[.B15]" office:value-type="float" office:value="1608.33333333333" calcext:value-type="float">
            <text:p>1608.33333333333</text:p>
          </table:table-cell>
          <table:table-cell table:formula="of:=[.T15]/[.C15]" office:value-type="float" office:value="27.3153153153153" calcext:value-type="float">
            <text:p>27.3153153153153</text:p>
          </table:table-cell>
          <table:table-cell table:formula="of:=[.U15]/[.C15]" office:value-type="float" office:value="86.9369369369369" calcext:value-type="float">
            <text:p>86.9369369369369</text:p>
          </table:table-cell>
          <table:table-cell table:formula="of:=[.V15]/[.C15]" office:value-type="float" office:value="4.55255255255255" calcext:value-type="float">
            <text:p>4.552552552552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1_5_6_10_5_10_5_use_initial_state_cpu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623" calcext:value-type="float">
            <text:p>4623</text:p>
          </table:table-cell>
          <table:table-cell table:number-columns-repeated="7"/>
          <table:table-cell office:value-type="float" office:value="7927" calcext:value-type="float">
            <text:p>7927</text:p>
          </table:table-cell>
          <table:table-cell table:number-columns-repeated="7"/>
          <table:table-cell table:formula="of:=SUM([.D16:.K16])" office:value-type="float" office:value="4623" calcext:value-type="float">
            <text:p>4623</text:p>
          </table:table-cell>
          <table:table-cell table:formula="of:=SUM([.L16:.S16])" office:value-type="float" office:value="7927" calcext:value-type="float">
            <text:p>7927</text:p>
          </table:table-cell>
          <table:table-cell table:formula="of:=[.T16]/[.B16]" office:value-type="float" office:value="4623" calcext:value-type="float">
            <text:p>4623</text:p>
          </table:table-cell>
          <table:table-cell table:formula="of:=[.U16]/[.B16]" office:value-type="float" office:value="7927" calcext:value-type="float">
            <text:p>7927</text:p>
          </table:table-cell>
          <table:table-cell table:formula="of:=[.T16]/[.C16]" office:value-type="float" office:value="67" calcext:value-type="float">
            <text:p>67</text:p>
          </table:table-cell>
          <table:table-cell table:formula="of:=[.U16]/[.C16]" office:value-type="float" office:value="114.884057971015" calcext:value-type="float">
            <text:p>114.884057971015</text:p>
          </table:table-cell>
          <table:table-cell table:formula="of:=[.V16]/[.C16]" office:value-type="float" office:value="67" calcext:value-type="float">
            <text:p>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2_5_6_10_5_10_5_use_initial_state_cpu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54" calcext:value-type="float">
            <text:p>2254</text:p>
          </table:table-cell>
          <table:table-cell office:value-type="float" office:value="2247" calcext:value-type="float">
            <text:p>2247</text:p>
          </table:table-cell>
          <table:table-cell table:number-columns-repeated="6"/>
          <table:table-cell office:value-type="float" office:value="4220" calcext:value-type="float">
            <text:p>4220</text:p>
          </table:table-cell>
          <table:table-cell office:value-type="float" office:value="4219" calcext:value-type="float">
            <text:p>4219</text:p>
          </table:table-cell>
          <table:table-cell table:number-columns-repeated="6"/>
          <table:table-cell table:formula="of:=SUM([.D17:.K17])" office:value-type="float" office:value="4501" calcext:value-type="float">
            <text:p>4501</text:p>
          </table:table-cell>
          <table:table-cell table:formula="of:=SUM([.L17:.S17])" office:value-type="float" office:value="8439" calcext:value-type="float">
            <text:p>8439</text:p>
          </table:table-cell>
          <table:table-cell table:formula="of:=[.T17]/[.B17]" office:value-type="float" office:value="2250.5" calcext:value-type="float">
            <text:p>2250.5</text:p>
          </table:table-cell>
          <table:table-cell table:formula="of:=[.U17]/[.B17]" office:value-type="float" office:value="4219.5" calcext:value-type="float">
            <text:p>4219.5</text:p>
          </table:table-cell>
          <table:table-cell table:formula="of:=[.T17]/[.C17]" office:value-type="float" office:value="75.0166666666667" calcext:value-type="float">
            <text:p>75.0166666666667</text:p>
          </table:table-cell>
          <table:table-cell table:formula="of:=[.U17]/[.C17]" office:value-type="float" office:value="140.65" calcext:value-type="float">
            <text:p>140.65</text:p>
          </table:table-cell>
          <table:table-cell table:formula="of:=[.V17]/[.C17]" office:value-type="float" office:value="37.5083333333333" calcext:value-type="float">
            <text:p>37.508333333333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utput_solution_002_3_5_6_10_5_10_5_use_initial_state_cp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2883" calcext:value-type="float">
            <text:p>2883</text:p>
          </table:table-cell>
          <table:table-cell table:style-name="ce1" table:number-columns-repeated="5"/>
          <table:table-cell table:style-name="ce1" office:value-type="float" office:value="2883" calcext:value-type="float">
            <text:p>2883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1529" calcext:value-type="float">
            <text:p>1529</text:p>
          </table:table-cell>
          <table:table-cell table:style-name="ce1" table:number-columns-repeated="5"/>
          <table:table-cell table:style-name="ce1" table:formula="of:=SUM([.D18:.K18])" office:value-type="float" office:value="5938" calcext:value-type="float">
            <text:p>5938</text:p>
          </table:table-cell>
          <table:table-cell table:style-name="ce1" table:formula="of:=SUM([.L18:.S18])" office:value-type="float" office:value="7294" calcext:value-type="float">
            <text:p>7294</text:p>
          </table:table-cell>
          <table:table-cell table:style-name="ce1" table:formula="of:=[.T18]/[.B18]" office:value-type="float" office:value="1979.33333333333" calcext:value-type="float">
            <text:p>1979.33333333333</text:p>
          </table:table-cell>
          <table:table-cell table:style-name="ce1" table:formula="of:=[.U18]/[.B18]" office:value-type="float" office:value="2431.33333333333" calcext:value-type="float">
            <text:p>2431.33333333333</text:p>
          </table:table-cell>
          <table:table-cell table:formula="of:=[.T18]/[.C18]" office:value-type="float" office:value="102.379310344828" calcext:value-type="float">
            <text:p>102.379310344828</text:p>
          </table:table-cell>
          <table:table-cell table:style-name="ce1" table:formula="of:=[.U18]/[.C18]" office:value-type="float" office:value="125.758620689655" calcext:value-type="float">
            <text:p>125.758620689655</text:p>
          </table:table-cell>
          <table:table-cell table:formula="of:=[.V18]/[.C18]" office:value-type="float" office:value="34.1264367816092" calcext:value-type="float">
            <text:p>34.1264367816092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output_solution_002_4_5_6_10_5_10_5_use_initial_state_cpu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69" calcext:value-type="float">
            <text:p>106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2022" calcext:value-type="float">
            <text:p>2022</text:p>
          </table:table-cell>
          <table:table-cell table:number-columns-repeated="4"/>
          <table:table-cell table:formula="of:=SUM([.D19:.K19])" office:value-type="float" office:value="4268" calcext:value-type="float">
            <text:p>4268</text:p>
          </table:table-cell>
          <table:table-cell table:formula="of:=SUM([.L19:.S19])" office:value-type="float" office:value="8087" calcext:value-type="float">
            <text:p>8087</text:p>
          </table:table-cell>
          <table:table-cell table:formula="of:=[.T19]/[.B19]" office:value-type="float" office:value="1067" calcext:value-type="float">
            <text:p>1067</text:p>
          </table:table-cell>
          <table:table-cell table:formula="of:=[.U19]/[.B19]" office:value-type="float" office:value="2021.75" calcext:value-type="float">
            <text:p>2021.75</text:p>
          </table:table-cell>
          <table:table-cell table:formula="of:=[.T19]/[.C19]" office:value-type="float" office:value="76.2142857142857" calcext:value-type="float">
            <text:p>76.2142857142857</text:p>
          </table:table-cell>
          <table:table-cell table:formula="of:=[.U19]/[.C19]" office:value-type="float" office:value="144.410714285714" calcext:value-type="float">
            <text:p>144.410714285714</text:p>
          </table:table-cell>
          <table:table-cell table:formula="of:=[.V19]/[.C19]" office:value-type="float" office:value="19.0535714285714" calcext:value-type="float">
            <text:p>19.05357142857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5_5_6_10_5_10_5_use_initial_state_cpu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90" calcext:value-type="float">
            <text:p>890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1624" calcext:value-type="float">
            <text:p>1624</text:p>
          </table:table-cell>
          <table:table-cell table:number-columns-repeated="3"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table:formula="of:=SUM([.D20:.K20])" office:value-type="float" office:value="4443" calcext:value-type="float">
            <text:p>4443</text:p>
          </table:table-cell>
          <table:table-cell table:formula="of:=SUM([.L20:.S20])" office:value-type="float" office:value="8117" calcext:value-type="float">
            <text:p>8117</text:p>
          </table:table-cell>
          <table:table-cell table:formula="of:=[.T20]/[.B20]" office:value-type="float" office:value="888.6" calcext:value-type="float">
            <text:p>888.6</text:p>
          </table:table-cell>
          <table:table-cell table:formula="of:=[.U20]/[.B20]" office:value-type="float" office:value="1623.4" calcext:value-type="float">
            <text:p>1623.4</text:p>
          </table:table-cell>
          <table:table-cell table:formula="of:=[.T20]/[.C20]" office:value-type="float" office:value="79.3392857142857" calcext:value-type="float">
            <text:p>79.3392857142857</text:p>
          </table:table-cell>
          <table:table-cell table:formula="of:=[.U20]/[.C20]" office:value-type="float" office:value="144.946428571429" calcext:value-type="float">
            <text:p>144.946428571429</text:p>
          </table:table-cell>
          <table:table-cell table:formula="of:=[.V20]/[.C20]" office:value-type="float" office:value="15.8678571428571" calcext:value-type="float">
            <text:p>15.867857142857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6_5_6_10_5_10_5_use_initial_state_cpu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274" calcext:value-type="float">
            <text:p>1274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/>
          <table:table-cell table:formula="of:=SUM([.D21:.K21])" office:value-type="float" office:value="4205" calcext:value-type="float">
            <text:p>4205</text:p>
          </table:table-cell>
          <table:table-cell table:formula="of:=SUM([.L21:.S21])" office:value-type="float" office:value="7644" calcext:value-type="float">
            <text:p>7644</text:p>
          </table:table-cell>
          <table:table-cell table:formula="of:=[.T21]/[.B21]" office:value-type="float" office:value="700.833333333333" calcext:value-type="float">
            <text:p>700.833333333333</text:p>
          </table:table-cell>
          <table:table-cell table:formula="of:=[.U21]/[.B21]" office:value-type="float" office:value="1274" calcext:value-type="float">
            <text:p>1274</text:p>
          </table:table-cell>
          <table:table-cell table:formula="of:=[.T21]/[.C21]" office:value-type="float" office:value="77.8703703703704" calcext:value-type="float">
            <text:p>77.8703703703704</text:p>
          </table:table-cell>
          <table:table-cell table:formula="of:=[.U21]/[.C21]" office:value-type="float" office:value="141.555555555556" calcext:value-type="float">
            <text:p>141.555555555556</text:p>
          </table:table-cell>
          <table:table-cell table:formula="of:=[.V21]/[.C21]" office:value-type="float" office:value="12.9783950617284" calcext:value-type="float">
            <text:p>12.97839506172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7_5_6_10_5_10_5_use_initial_state_cpu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77" calcext:value-type="float">
            <text:p>577</text:p>
          </table:table-cell>
          <table:table-cell/>
          <table:table-cell table:number-columns-repeated="7" office:value-type="float" office:value="1039" calcext:value-type="float">
            <text:p>1039</text:p>
          </table:table-cell>
          <table:table-cell/>
          <table:table-cell table:formula="of:=SUM([.D22:.K22])" office:value-type="float" office:value="4045" calcext:value-type="float">
            <text:p>4045</text:p>
          </table:table-cell>
          <table:table-cell table:formula="of:=SUM([.L22:.S22])" office:value-type="float" office:value="7273" calcext:value-type="float">
            <text:p>7273</text:p>
          </table:table-cell>
          <table:table-cell table:formula="of:=[.T22]/[.B22]" office:value-type="float" office:value="577.857142857143" calcext:value-type="float">
            <text:p>577.857142857143</text:p>
          </table:table-cell>
          <table:table-cell table:formula="of:=[.U22]/[.B22]" office:value-type="float" office:value="1039" calcext:value-type="float">
            <text:p>1039</text:p>
          </table:table-cell>
          <table:table-cell table:formula="of:=[.T22]/[.C22]" office:value-type="float" office:value="77.7884615384615" calcext:value-type="float">
            <text:p>77.7884615384615</text:p>
          </table:table-cell>
          <table:table-cell table:formula="of:=[.U22]/[.C22]" office:value-type="float" office:value="139.865384615385" calcext:value-type="float">
            <text:p>139.865384615385</text:p>
          </table:table-cell>
          <table:table-cell table:formula="of:=[.V22]/[.C22]" office:value-type="float" office:value="11.1126373626374" calcext:value-type="float">
            <text:p>11.11263736263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1_5_6_10_5_10_5_use_initial_state_gpu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144" calcext:value-type="float">
            <text:p>2144</text:p>
          </table:table-cell>
          <table:table-cell table:number-columns-repeated="7"/>
          <table:table-cell office:value-type="float" office:value="6208" calcext:value-type="float">
            <text:p>6208</text:p>
          </table:table-cell>
          <table:table-cell table:number-columns-repeated="7"/>
          <table:table-cell table:formula="of:=SUM([.D23:.K23])" office:value-type="float" office:value="2144" calcext:value-type="float">
            <text:p>2144</text:p>
          </table:table-cell>
          <table:table-cell table:formula="of:=SUM([.L23:.S23])" office:value-type="float" office:value="6208" calcext:value-type="float">
            <text:p>6208</text:p>
          </table:table-cell>
          <table:table-cell table:formula="of:=[.T23]/[.B23]" office:value-type="float" office:value="2144" calcext:value-type="float">
            <text:p>2144</text:p>
          </table:table-cell>
          <table:table-cell table:formula="of:=[.U23]/[.B23]" office:value-type="float" office:value="6208" calcext:value-type="float">
            <text:p>6208</text:p>
          </table:table-cell>
          <table:table-cell table:formula="of:=[.T23]/[.C23]" office:value-type="float" office:value="23.0537634408602" calcext:value-type="float">
            <text:p>23.0537634408602</text:p>
          </table:table-cell>
          <table:table-cell table:formula="of:=[.U23]/[.C23]" office:value-type="float" office:value="66.752688172043" calcext:value-type="float">
            <text:p>66.752688172043</text:p>
          </table:table-cell>
          <table:table-cell table:formula="of:=[.V23]/[.C23]" office:value-type="float" office:value="23.0537634408602" calcext:value-type="float">
            <text:p>23.05376344086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2_5_6_10_5_10_5_use_initial_state_gpu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416" calcext:value-type="float">
            <text:p>1416</text:p>
          </table:table-cell>
          <table:table-cell office:value-type="float" office:value="1397" calcext:value-type="float">
            <text:p>1397</text:p>
          </table:table-cell>
          <table:table-cell table:number-columns-repeated="6"/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table:number-columns-repeated="6"/>
          <table:table-cell table:formula="of:=SUM([.D24:.K24])" office:value-type="float" office:value="2813" calcext:value-type="float">
            <text:p>2813</text:p>
          </table:table-cell>
          <table:table-cell table:formula="of:=SUM([.L24:.S24])" office:value-type="float" office:value="7427" calcext:value-type="float">
            <text:p>7427</text:p>
          </table:table-cell>
          <table:table-cell table:formula="of:=[.T24]/[.B24]" office:value-type="float" office:value="1406.5" calcext:value-type="float">
            <text:p>1406.5</text:p>
          </table:table-cell>
          <table:table-cell table:formula="of:=[.U24]/[.B24]" office:value-type="float" office:value="3713.5" calcext:value-type="float">
            <text:p>3713.5</text:p>
          </table:table-cell>
          <table:table-cell table:formula="of:=[.T24]/[.C24]" office:value-type="float" office:value="35.6075949367089" calcext:value-type="float">
            <text:p>35.6075949367089</text:p>
          </table:table-cell>
          <table:table-cell table:formula="of:=[.U24]/[.C24]" office:value-type="float" office:value="94.0126582278481" calcext:value-type="float">
            <text:p>94.0126582278481</text:p>
          </table:table-cell>
          <table:table-cell table:formula="of:=[.V24]/[.C24]" office:value-type="float" office:value="17.8037974683544" calcext:value-type="float">
            <text:p>17.80379746835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3_5_6_10_5_10_5_use_initial_state_gpu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105" calcext:value-type="float">
            <text:p>1105</text:p>
          </table:table-cell>
          <table:table-cell office:value-type="float" office:value="1095" calcext:value-type="float">
            <text:p>1095</text:p>
          </table:table-cell>
          <table:table-cell office:value-type="float" office:value="1108" calcext:value-type="float">
            <text:p>1108</text:p>
          </table:table-cell>
          <table:table-cell table:number-columns-repeated="5"/>
          <table:table-cell office:value-type="float" office:value="2467" calcext:value-type="float">
            <text:p>2467</text:p>
          </table:table-cell>
          <table:table-cell office:value-type="float" office:value="2469" calcext:value-type="float">
            <text:p>2469</text:p>
          </table:table-cell>
          <table:table-cell office:value-type="float" office:value="2468" calcext:value-type="float">
            <text:p>2468</text:p>
          </table:table-cell>
          <table:table-cell table:number-columns-repeated="5"/>
          <table:table-cell table:formula="of:=SUM([.D25:.K25])" office:value-type="float" office:value="3308" calcext:value-type="float">
            <text:p>3308</text:p>
          </table:table-cell>
          <table:table-cell table:formula="of:=SUM([.L25:.S25])" office:value-type="float" office:value="7404" calcext:value-type="float">
            <text:p>7404</text:p>
          </table:table-cell>
          <table:table-cell table:formula="of:=[.T25]/[.B25]" office:value-type="float" office:value="1102.66666666667" calcext:value-type="float">
            <text:p>1102.66666666667</text:p>
          </table:table-cell>
          <table:table-cell table:formula="of:=[.U25]/[.B25]" office:value-type="float" office:value="2468" calcext:value-type="float">
            <text:p>2468</text:p>
          </table:table-cell>
          <table:table-cell table:formula="of:=[.T25]/[.C25]" office:value-type="float" office:value="49.3731343283582" calcext:value-type="float">
            <text:p>49.3731343283582</text:p>
          </table:table-cell>
          <table:table-cell table:formula="of:=[.U25]/[.C25]" office:value-type="float" office:value="110.507462686567" calcext:value-type="float">
            <text:p>110.507462686567</text:p>
          </table:table-cell>
          <table:table-cell table:formula="of:=[.V25]/[.C25]" office:value-type="float" office:value="16.4577114427861" calcext:value-type="float">
            <text:p>16.457711442786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4_5_6_10_5_10_5_use_initial_state_gpu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table:number-columns-repeated="4"/>
          <table:table-cell table:number-columns-repeated="3"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table:number-columns-repeated="4"/>
          <table:table-cell table:formula="of:=SUM([.D26:.K26])" office:value-type="float" office:value="3635" calcext:value-type="float">
            <text:p>3635</text:p>
          </table:table-cell>
          <table:table-cell table:formula="of:=SUM([.L26:.S26])" office:value-type="float" office:value="7241" calcext:value-type="float">
            <text:p>7241</text:p>
          </table:table-cell>
          <table:table-cell table:formula="of:=[.T26]/[.B26]" office:value-type="float" office:value="908.75" calcext:value-type="float">
            <text:p>908.75</text:p>
          </table:table-cell>
          <table:table-cell table:formula="of:=[.U26]/[.B26]" office:value-type="float" office:value="1810.25" calcext:value-type="float">
            <text:p>1810.25</text:p>
          </table:table-cell>
          <table:table-cell table:formula="of:=[.T26]/[.C26]" office:value-type="float" office:value="58.6290322580645" calcext:value-type="float">
            <text:p>58.6290322580645</text:p>
          </table:table-cell>
          <table:table-cell table:formula="of:=[.U26]/[.C26]" office:value-type="float" office:value="116.790322580645" calcext:value-type="float">
            <text:p>116.790322580645</text:p>
          </table:table-cell>
          <table:table-cell table:formula="of:=[.V26]/[.C26]" office:value-type="float" office:value="14.6572580645161" calcext:value-type="float">
            <text:p>14.657258064516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5_5_6_10_5_10_5_use_initial_state_gpu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64" calcext:value-type="float">
            <text:p>764</text:p>
          </table:table-cell>
          <table:table-cell office:value-type="float" office:value="772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1492" calcext:value-type="float">
            <text:p>1492</text:p>
          </table:table-cell>
          <table:table-cell table:number-columns-repeated="4" office:value-type="float" office:value="1491" calcext:value-type="float">
            <text:p>1491</text:p>
          </table:table-cell>
          <table:table-cell table:number-columns-repeated="3"/>
          <table:table-cell table:formula="of:=SUM([.D27:.K27])" office:value-type="float" office:value="3849" calcext:value-type="float">
            <text:p>3849</text:p>
          </table:table-cell>
          <table:table-cell table:formula="of:=SUM([.L27:.S27])" office:value-type="float" office:value="7456" calcext:value-type="float">
            <text:p>7456</text:p>
          </table:table-cell>
          <table:table-cell table:formula="of:=[.T27]/[.B27]" office:value-type="float" office:value="769.8" calcext:value-type="float">
            <text:p>769.8</text:p>
          </table:table-cell>
          <table:table-cell table:formula="of:=[.U27]/[.B27]" office:value-type="float" office:value="1491.2" calcext:value-type="float">
            <text:p>1491.2</text:p>
          </table:table-cell>
          <table:table-cell table:formula="of:=[.T27]/[.C27]" office:value-type="float" office:value="64.15" calcext:value-type="float">
            <text:p>64.15</text:p>
          </table:table-cell>
          <table:table-cell table:formula="of:=[.U27]/[.C27]" office:value-type="float" office:value="124.266666666667" calcext:value-type="float">
            <text:p>124.266666666667</text:p>
          </table:table-cell>
          <table:table-cell table:formula="of:=[.V27]/[.C27]" office:value-type="float" office:value="12.83" calcext:value-type="float">
            <text:p>12.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6_5_6_10_5_10_5_use_initial_state_gp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table:number-columns-repeated="4" office:value-type="float" office:value="1280" calcext:value-type="float">
            <text:p>1280</text:p>
          </table:table-cell>
          <table:table-cell table:number-columns-repeated="2"/>
          <table:table-cell table:formula="of:=SUM([.D28:.K28])" office:value-type="float" office:value="4027" calcext:value-type="float">
            <text:p>4027</text:p>
          </table:table-cell>
          <table:table-cell table:formula="of:=SUM([.L28:.S28])" office:value-type="float" office:value="7681" calcext:value-type="float">
            <text:p>7681</text:p>
          </table:table-cell>
          <table:table-cell table:formula="of:=[.T28]/[.B28]" office:value-type="float" office:value="671.166666666667" calcext:value-type="float">
            <text:p>671.166666666667</text:p>
          </table:table-cell>
          <table:table-cell table:formula="of:=[.U28]/[.B28]" office:value-type="float" office:value="1280.16666666667" calcext:value-type="float">
            <text:p>1280.16666666667</text:p>
          </table:table-cell>
          <table:table-cell table:formula="of:=[.T28]/[.C28]" office:value-type="float" office:value="67.1166666666667" calcext:value-type="float">
            <text:p>67.1166666666667</text:p>
          </table:table-cell>
          <table:table-cell table:formula="of:=[.U28]/[.C28]" office:value-type="float" office:value="128.016666666667" calcext:value-type="float">
            <text:p>128.016666666667</text:p>
          </table:table-cell>
          <table:table-cell table:formula="of:=[.V28]/[.C28]" office:value-type="float" office:value="11.1861111111111" calcext:value-type="float">
            <text:p>11.18611111111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7_5_6_10_5_10_5_use_initial_state_gpu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580" calcext:value-type="float">
            <text:p>580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/>
          <table:table-cell table:number-columns-repeated="6"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SUM([.D29:.K29])" office:value-type="float" office:value="4098" calcext:value-type="float">
            <text:p>4098</text:p>
          </table:table-cell>
          <table:table-cell table:formula="of:=SUM([.L29:.S29])" office:value-type="float" office:value="7904" calcext:value-type="float">
            <text:p>7904</text:p>
          </table:table-cell>
          <table:table-cell table:formula="of:=[.T29]/[.B29]" office:value-type="float" office:value="585.428571428571" calcext:value-type="float">
            <text:p>585.428571428571</text:p>
          </table:table-cell>
          <table:table-cell table:formula="of:=[.U29]/[.B29]" office:value-type="float" office:value="1129.14285714286" calcext:value-type="float">
            <text:p>1129.14285714286</text:p>
          </table:table-cell>
          <table:table-cell table:formula="of:=[.T29]/[.C29]" office:value-type="float" office:value="69.4576271186441" calcext:value-type="float">
            <text:p>69.4576271186441</text:p>
          </table:table-cell>
          <table:table-cell table:formula="of:=[.U29]/[.C29]" office:value-type="float" office:value="133.966101694915" calcext:value-type="float">
            <text:p>133.966101694915</text:p>
          </table:table-cell>
          <table:table-cell table:formula="of:=[.V29]/[.C29]" office:value-type="float" office:value="9.9225181598063" calcext:value-type="float">
            <text:p>9.92251815980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utput_solution_002_8_5_6_10_5_10_5_use_initial_state_gpu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23" calcext:value-type="float">
            <text:p>523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1021" calcext:value-type="float">
            <text:p>1021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float" office:value="1021" calcext:value-type="float">
            <text:p>1021</text:p>
          </table:table-cell>
          <table:table-cell table:formula="of:=SUM([.D30:.K30])" office:value-type="float" office:value="4207" calcext:value-type="float">
            <text:p>4207</text:p>
          </table:table-cell>
          <table:table-cell table:formula="of:=SUM([.L30:.S30])" office:value-type="float" office:value="8172" calcext:value-type="float">
            <text:p>8172</text:p>
          </table:table-cell>
          <table:table-cell table:formula="of:=[.T30]/[.B30]" office:value-type="float" office:value="525.875" calcext:value-type="float">
            <text:p>525.875</text:p>
          </table:table-cell>
          <table:table-cell table:formula="of:=[.U30]/[.B30]" office:value-type="float" office:value="1021.5" calcext:value-type="float">
            <text:p>1021.5</text:p>
          </table:table-cell>
          <table:table-cell table:formula="of:=[.T30]/[.C30]" office:value-type="float" office:value="71.3050847457627" calcext:value-type="float">
            <text:p>71.3050847457627</text:p>
          </table:table-cell>
          <table:table-cell table:formula="of:=[.U30]/[.C30]" office:value-type="float" office:value="138.508474576271" calcext:value-type="float">
            <text:p>138.508474576271</text:p>
          </table:table-cell>
          <table:table-cell table:formula="of:=[.V30]/[.C30]" office:value-type="float" office:value="8.91313559322034" calcext:value-type="float">
            <text:p>8.91313559322034</text:p>
          </table:table-cell>
          <table:table-cell table:number-columns-repeated="99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8:02:36.404854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31:51.940368981</meta:creation-date>
    <meta:generator>LibreOffice/5.3.4.2$Linux_X86_64 LibreOffice_project/30m0$Build-2</meta:generator>
    <dc:date>2017-08-18T21:15:52.402026492</dc:date>
    <meta:editing-duration>PT35M45S</meta:editing-duration>
    <meta:editing-cycles>3</meta:editing-cycles>
    <meta:document-statistic meta:table-count="1" meta:cell-count="558" meta:object-count="0"/>
  </office:meta>
</office:document-meta>
</file>